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ell1" style:family="table">
      <style:table-properties style:width="9.102cm" table:align="left"/>
    </style:style>
    <style:style style:name="Tabell1.A" style:family="table-column">
      <style:table-column-properties style:column-width="4.463cm"/>
    </style:style>
    <style:style style:name="Tabell1.B" style:family="table-column">
      <style:table-column-properties style:column-width="4.639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B5" style:family="table-cell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New Game</text:span></text:h>
      <text:p text:style-name="P1"/>
      <text:p text:style-name="Text_20_body">Short description: What happens when the user clicks New Game button. </text:p>
      <text:p text:style-name="Text_20_body">Priority (high)</text:p>
      <text:p text:style-name="Text_20_body">Extends or Includes (none)</text:p>
      <text:p text:style-name="Text_20_body">Participating actors: Team</text:p>
      <text:p text:style-name="Text_20_body"/>
      <text:p text:style-name="Text_20_body">Normal flow of events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Actor</text:p>
          </table:table-cell>
          <table:table-cell table:style-name="Tabell1.B1" office:value-type="string">
            <text:p text:style-name="Table_20_Contents">System</text:p>
          </table:table-cell>
        </table:table-row>
        <table:table-row>
          <table:table-cell table:style-name="Tabell1.A2" office:value-type="string">
            <text:p text:style-name="Table_20_Contents">Team clicks “New Game” button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A dialog will appear where the team can type in how many teams that are participating.</text:p>
          </table:table-cell>
        </table:table-row>
        <table:table-row>
          <table:table-cell table:style-name="Tabell1.A2" office:value-type="string">
            <text:p text:style-name="Table_20_Contents">Team types in a number between 2-8.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>Team clicks the “OK” button</text:p>
          </table:table-cell>
          <table:table-cell table:style-name="Tabell1.B5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5" office:value-type="string">
            <text:p text:style-name="Table_20_Contents">The board appears and the number of teams that <text:s/>the team typed in are displayed as pieces on the board.</text:p>
          </table:table-cell>
        </table:table-row>
      </table:table>
      <text:p text:style-name="Text_20_body"/>
      <text:p text:style-name="Text_20_body"/>
      <text:p text:style-name="Text_20_body"/>
      <text:p text:style-name="Text_20_body">Alternate flow </text:p>
      <text:p text:style-name="Text_20_body"><text:s text:c="5"/>3.1 <text:s/>Team clicks the “Rules” button</text:p>
      <text:p text:style-name="Text_20_body"><text:s/><text:tab/><text:tab/>4.1 The rules will be displayed. See UC: Rules. </text:p>
      <text:p text:style-name="Text_20_body">Exceptional flow </text:p>
      <text:p text:style-name="Text_20_body"><text:s text:c="5"/>3.1 If team types in a letter or a number that isn't between 2-8.</text:p>
      <text:p text:style-name="Text_20_body"><text:s text:c="6"/><text:tab/><text:tab/>4.1 A dialog will appear and the Team will be able to type in the number of players <text:tab/><text:tab/><text:tab/>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28:19</meta:creation-date>
    <dc:date>2012-05-22T13:47:40.95</dc:date>
    <dc:language>en-US</dc:language>
    <meta:editing-cycles>9</meta:editing-cycles>
    <meta:editing-duration>PT00H28M10S</meta:editing-duration>
    <meta:document-statistic meta:table-count="1" meta:image-count="0" meta:object-count="0" meta:page-count="1" meta:paragraph-count="19" meta:word-count="138" meta:character-count="761"/>
    <dc:creator>Isabelle Frölich</dc:creator>
    <meta:user-defined meta:name="Info 1"/>
    <meta:user-defined meta:name="Info 2"/>
    <meta:user-defined meta:name="Info 3"/>
    <meta:user-defined meta:name="Info 4"/>
  </office:meta>
</office:document-meta>
</file>